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ingbats" svg:font-family="Dingbats" style:font-adornments="Regular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1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957in"/>
    </style:style>
    <style:style style:name="co5" style:family="table-column">
      <style:table-column-properties fo:break-before="auto" style:column-width="0.9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3b8dc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ingbats" style:font-name-asian="Dingbats" style:font-name-complex="Dingbats"/>
    </style:style>
    <style:style style:name="ce4" style:family="table-cell" style:parent-style-name="Default">
      <style:table-cell-properties fo:background-color="#ff8d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3b8dc"/>
    </style:style>
    <style:style style:name="ce6" style:family="table-cell" style:parent-style-name="Default">
      <style:table-cell-properties fo:background-color="#ff8d00"/>
    </style:style>
    <style:style style:name="ce7" style:family="table-cell" style:parent-style-name="Default" style:data-style-name="N131">
      <style:text-properties fo:color="#999999"/>
    </style:style>
    <style:style style:name="ce8" style:family="table-cell" style:parent-style-name="Default" style:data-style-name="N131">
      <style:table-cell-properties style:text-align-source="fix" style:repeat-content="false"/>
      <style:paragraph-properties fo:text-align="start" fo:margin-left="0in"/>
      <style:text-properties fo:color="#999999" fo:font-weight="bold" style:font-weight-asian="bold" style:font-weight-complex="bold"/>
    </style:style>
    <style:style style:name="ce9" style:family="table-cell" style:parent-style-name="Default" style:data-style-name="N131">
      <style:table-cell-properties fo:background-color="#23b8dc"/>
      <style:text-properties fo:color="#000000" fo:font-weight="bold" style:font-weight-asian="bold" style:font-weight-complex="bold"/>
    </style:style>
    <style:style style:name="ce10" style:family="table-cell" style:parent-style-name="Default" style:data-style-name="N131">
      <style:text-properties fo:color="#999999" fo:font-weight="bold" style:font-weight-asian="bold" style:font-weight-complex="bold"/>
    </style:style>
    <style:style style:name="ce11" style:family="table-cell" style:parent-style-name="Default">
      <style:text-properties fo:color="#999999"/>
    </style:style>
    <style:style style:name="ce12" style:family="table-cell" style:parent-style-name="Default" style:data-style-name="N131"/>
    <style:style style:name="ce13" style:family="table-cell" style:parent-style-name="Default" style:data-style-name="N131">
      <style:text-properties fo:color="#999999" fo:font-weight="normal" style:font-weight-asian="normal" style:font-weight-complex="normal"/>
    </style:style>
    <style:style style:name="ce14" style:family="table-cell" style:parent-style-name="Default" style:data-style-name="N131">
      <style:table-cell-properties fo:background-color="#ff8d00"/>
      <style:text-properties fo:color="#999999"/>
    </style:style>
    <style:style style:name="ce15" style:family="table-cell" style:parent-style-name="Default">
      <style:text-properties fo:color="#999999" fo:font-weight="bold" style:font-weight-asian="bold" style:font-weight-complex="bold"/>
    </style:style>
    <style:style style:name="ce16" style:family="table-cell" style:parent-style-name="Default" style:data-style-name="N127">
      <style:text-properties fo:color="#999999"/>
    </style:style>
    <style:style style:name="ce17" style:family="table-cell" style:parent-style-name="Default" style:data-style-name="N127">
      <style:table-cell-properties style:text-align-source="fix" style:repeat-content="false"/>
      <style:paragraph-properties fo:text-align="start" fo:margin-left="0in"/>
      <style:text-properties fo:color="#999999" fo:font-weight="bold" style:font-weight-asian="bold" style:font-weight-complex="bold"/>
    </style:style>
    <style:style style:name="ce18" style:family="table-cell" style:parent-style-name="Default" style:data-style-name="N2">
      <style:table-cell-properties fo:background-color="#23b8dc"/>
      <style:text-properties fo:color="#000000" fo:font-weight="bold" style:font-weight-asian="bold" style:font-weight-complex="bold"/>
    </style:style>
    <style:style style:name="ce19" style:family="table-cell" style:parent-style-name="Default" style:data-style-name="N2">
      <style:text-properties fo:color="#999999"/>
    </style:style>
    <style:style style:name="ce20" style:family="table-cell" style:parent-style-name="Default" style:data-style-name="N2">
      <style:text-properties fo:color="#999999" fo:font-weight="bold" style:font-weight-asian="bold" style:font-weight-complex="bold"/>
    </style:style>
    <style:style style:name="ce21" style:family="table-cell" style:parent-style-name="Default" style:data-style-name="N2"/>
    <style:style style:name="ce22" style:family="table-cell" style:parent-style-name="Default" style:data-style-name="N2">
      <style:text-properties fo:color="#999999" fo:font-weight="normal" style:font-weight-asian="normal" style:font-weight-complex="normal"/>
    </style:style>
    <style:style style:name="ce23" style:family="table-cell" style:parent-style-name="Default" style:data-style-name="N2">
      <style:table-cell-properties fo:background-color="#ff8d00"/>
      <style:text-properties fo:color="#999999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color="#999999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999999" fo:font-weight="bold" style:font-weight-asian="bold" style:font-weight-complex="bold"/>
    </style:style>
    <style:style style:name="ce26" style:family="table-cell" style:parent-style-name="Default" style:data-style-name="N104">
      <style:table-cell-properties fo:background-color="#23b8dc" style:text-align-source="fix" style:repeat-content="false"/>
      <style:paragraph-properties fo:text-align="end" fo:margin-left="0in"/>
      <style:text-properties fo:color="#000000" fo:font-weight="bold" style:font-weight-asian="bold" style:font-weight-complex="bold"/>
    </style:style>
    <style:style style:name="ce27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color="#999999" fo:font-weight="bold" style:font-weight-asian="bold" style:font-weight-complex="bold"/>
    </style:style>
    <style:style style:name="ce28" style:family="table-cell" style:parent-style-name="Default" style:data-style-name="N104">
      <style:text-properties fo:color="#999999"/>
    </style:style>
    <style:style style:name="ce29" style:family="table-cell" style:parent-style-name="Default" style:data-style-name="N104">
      <style:text-properties fo:color="#999999" fo:font-weight="bold" style:font-weight-asian="bold" style:font-weight-complex="bold"/>
    </style:style>
    <style:style style:name="ce30" style:family="table-cell" style:parent-style-name="Default" style:data-style-name="N104"/>
    <style:style style:name="ce31" style:family="table-cell" style:parent-style-name="Default" style:data-style-name="N104">
      <style:text-properties fo:color="#999999" fo:font-weight="normal" style:font-weight-asian="normal" style:font-weight-complex="normal"/>
    </style:style>
    <style:style style:name="ce32" style:family="table-cell" style:parent-style-name="Default" style:data-style-name="N104">
      <style:table-cell-properties fo:background-color="#ff8d00" style:text-align-source="fix" style:repeat-content="false"/>
      <style:paragraph-properties fo:text-align="end" fo:margin-left="0in"/>
      <style:text-properties fo:color="#999999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#e6e6e6"/>
    </style:style>
  </office:automatic-styles>
  <office:body>
    <office:spreadsheet>
      <table:table table:name="GUADEC 200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16"/>
        <table:table-column table:style-name="co5" table:default-cell-style-name="ce24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GUADEC 2008 BUDGET</text:p>
          </table:table-cell>
          <table:covered-table-cell table:number-columns-repeated="4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Exchange</text:p>
          </table:table-cell>
          <table:table-cell office:value-type="currency" office:currency="TRL" office:value="1.926">
            <text:p>2TL</text:p>
          </table:table-cell>
          <table:table-cell office:value-type="currency" office:currency="EUR" office:value="1">
            <text:p>1.00 €</text:p>
          </table:table-cell>
          <table:table-cell office:value-type="currency" office:currency="USD" office:value="1.4">
            <text:p>$1.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>
            <text:p>YTL</text:p>
          </table:table-cell>
          <table:table-cell table:style-name="ce17" office:value-type="string">
            <text:p>Euros</text:p>
          </table:table-cell>
          <table:table-cell table:style-name="ce25" office:value-type="string">
            <text:p>Us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VENUES</text:p>
          </table:table-cell>
          <table:table-cell table:style-name="ce5"/>
          <table:table-cell table:style-name="ce9" table:formula="of:=[.D8]*[.C6]" office:value-type="currency" office:currency="TRL" office:value="216482.4">
            <text:p>216,482TL</text:p>
          </table:table-cell>
          <table:table-cell table:style-name="ce18" table:formula="of:=[.D10]+[.D30]" office:value-type="float" office:value="112400">
            <text:p>112400.00</text:p>
          </table:table-cell>
          <table:table-cell table:style-name="ce26" table:formula="of:=[.D8]*[.E6]" office:value-type="currency" office:currency="USD" office:value="157360">
            <text:p>$157,360.00</text:p>
          </table:table-cell>
          <table:table-cell table:style-name="ce33"/>
          <table:table-cell table:style-name="ce34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style-name="ce1" office:value-type="string">
            <text:p>SPONSORS</text:p>
          </table:table-cell>
          <table:table-cell/>
          <table:table-cell table:style-name="ce10" table:formula="of:=[.D10]*[.C6]" office:value-type="currency" office:currency="TRL" office:value="197222.4">
            <text:p>197,222TL</text:p>
          </table:table-cell>
          <table:table-cell table:style-name="ce20" table:formula="of:=[.D11]+[.D12]+[.D13]+[.D14]+[.D15]+[.D16]+[.D17]+[.D18]+[.D19]+[.D20]+[.D21]+[.D22]+[.D23]+[.D24]+[.D25]+[.D26]+[.D27]+[.D28]" office:value-type="float" office:value="102400">
            <text:p>102400.00</text:p>
          </table:table-cell>
          <table:table-cell table:style-name="ce27" table:formula="of:=[.D10]*[.E6]" office:value-type="currency" office:currency="USD" office:value="143360">
            <text:p>$143,36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 </text:p>
          </table:table-cell>
          <table:table-cell office:value-type="string">
            <text:p>Sun Microsystems</text:p>
          </table:table-cell>
          <table:table-cell table:formula="of:=[.D11]*[.C6]" office:value-type="currency" office:currency="TRL" office:value="12326.4">
            <text:p>12,326TL</text:p>
          </table:table-cell>
          <table:table-cell table:style-name="ce19" office:value-type="float" office:value="6400">
            <text:p>6400.00</text:p>
          </table:table-cell>
          <table:table-cell table:formula="of:=[.D11]*[.E6]" office:value-type="currency" office:currency="USD" office:value="8960">
            <text:p>$8,96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Linux Foundation</text:p>
          </table:table-cell>
          <table:table-cell table:formula="of:=[.D12]*[.C6]" office:value-type="currency" office:currency="TRL" office:value="20223">
            <text:p>20,223TL</text:p>
          </table:table-cell>
          <table:table-cell table:style-name="ce19" office:value-type="float" office:value="10500">
            <text:p>10500.00</text:p>
          </table:table-cell>
          <table:table-cell table:formula="of:=[.D12]*[.E6]" office:value-type="currency" office:currency="USD" office:value="14700">
            <text:p>$14,7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emo</text:p>
          </table:table-cell>
          <table:table-cell table:formula="of:=[.D13]*[.C6]" office:value-type="currency" office:currency="TRL" office:value="28890">
            <text:p>28,890TL</text:p>
          </table:table-cell>
          <table:table-cell table:style-name="ce19" office:value-type="float" office:value="15000">
            <text:p>15000.00</text:p>
          </table:table-cell>
          <table:table-cell table:formula="of:=[.D13]*[.E6]" office:value-type="currency" office:currency="USD" office:value="21000">
            <text:p>$21,00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</text:p>
          </table:table-cell>
          <table:table-cell office:value-type="string">
            <text:p>Igalia</text:p>
          </table:table-cell>
          <table:table-cell table:formula="of:=[.D14]*[.C6]" office:value-type="currency" office:currency="TRL" office:value="9630">
            <text:p>9,630TL</text:p>
          </table:table-cell>
          <table:table-cell table:style-name="ce19" office:value-type="float" office:value="5000">
            <text:p>5000.00</text:p>
          </table:table-cell>
          <table:table-cell table:formula="of:=[.D14]*[.E6]" office:value-type="currency" office:currency="USD" office:value="7000">
            <text:p>$7,00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</text:p>
          </table:table-cell>
          <table:table-cell office:value-type="string">
            <text:p>Google</text:p>
          </table:table-cell>
          <table:table-cell table:formula="of:=[.D15]*[.C6]" office:value-type="currency" office:currency="TRL" office:value="9630">
            <text:p>9,630TL</text:p>
          </table:table-cell>
          <table:table-cell table:style-name="ce19" office:value-type="float" office:value="5000">
            <text:p>5000.00</text:p>
          </table:table-cell>
          <table:table-cell table:formula="of:=[.D15]*[.E6]" office:value-type="currency" office:currency="USD" office:value="7000">
            <text:p>$7,0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ened Hand</text:p>
          </table:table-cell>
          <table:table-cell table:formula="of:=[.D16]*[.C6]" office:value-type="currency" office:currency="TRL" office:value="9630">
            <text:p>9,630TL</text:p>
          </table:table-cell>
          <table:table-cell table:style-name="ce19" office:value-type="float" office:value="5000">
            <text:p>5000.00</text:p>
          </table:table-cell>
          <table:table-cell table:formula="of:=[.D16]*[.E6]" office:value-type="currency" office:currency="USD" office:value="7000">
            <text:p>$7,00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</text:p>
          </table:table-cell>
          <table:table-cell office:value-type="string">
            <text:p>Ubuntu</text:p>
          </table:table-cell>
          <table:table-cell table:formula="of:=[.D17]*[.C6]" office:value-type="currency" office:currency="TRL" office:value="9630">
            <text:p>9,630TL</text:p>
          </table:table-cell>
          <table:table-cell table:style-name="ce19" office:value-type="float" office:value="5000">
            <text:p>5000.00</text:p>
          </table:table-cell>
          <table:table-cell table:formula="of:=[.D17]*[.E6]" office:value-type="currency" office:currency="USD" office:value="7000">
            <text:p>$7,0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ell</text:p>
          </table:table-cell>
          <table:table-cell table:formula="of:=[.D18]*[.C6]" office:value-type="currency" office:currency="TRL" office:value="28890">
            <text:p>28,890TL</text:p>
          </table:table-cell>
          <table:table-cell table:style-name="ce19" office:value-type="float" office:value="15000">
            <text:p>15000.00</text:p>
          </table:table-cell>
          <table:table-cell table:formula="of:=[.D18]*[.E6]" office:value-type="currency" office:currency="USD" office:value="21000">
            <text:p>$21,0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zilla</text:p>
          </table:table-cell>
          <table:table-cell table:formula="of:=[.D19]*[.C6]" office:value-type="currency" office:currency="TRL" office:value="9630">
            <text:p>9,630TL</text:p>
          </table:table-cell>
          <table:table-cell table:style-name="ce19" office:value-type="float" office:value="5000">
            <text:p>5000.00</text:p>
          </table:table-cell>
          <table:table-cell table:formula="of:=[.D19]*[.E6]" office:value-type="currency" office:currency="USD" office:value="7000">
            <text:p>$7,0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d Hat</text:p>
          </table:table-cell>
          <table:table-cell table:formula="of:=[.D20]*[.C6]" office:value-type="currency" office:currency="TRL" office:value="9630">
            <text:p>9,630TL</text:p>
          </table:table-cell>
          <table:table-cell table:style-name="ce19" office:value-type="float" office:value="5000">
            <text:p>5000.00</text:p>
          </table:table-cell>
          <table:table-cell table:formula="of:=[.D20]*[.E6]" office:value-type="currency" office:currency="USD" office:value="7000">
            <text:p>$7,0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'Reilly</text:p>
          </table:table-cell>
          <table:table-cell table:formula="of:=[.D21]*[.C6]" office:value-type="currency" office:currency="TRL" office:value="0">
            <text:p>0TL</text:p>
          </table:table-cell>
          <table:table-cell table:style-name="ce19"/>
          <table:table-cell table:formula="of:=[.D21]*[.E6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 </text:p>
          </table:table-cell>
          <table:table-cell office:value-type="string">
            <text:p>Access</text:p>
          </table:table-cell>
          <table:table-cell table:formula="of:=[.D22]*[.C6]" office:value-type="currency" office:currency="TRL" office:value="9630">
            <text:p>9,630TL</text:p>
          </table:table-cell>
          <table:table-cell table:style-name="ce19" office:value-type="float" office:value="5000">
            <text:p>5000.00</text:p>
          </table:table-cell>
          <table:table-cell table:formula="of:=[.D22]*[.E6]" office:value-type="currency" office:currency="USD" office:value="7000">
            <text:p>$7,0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kyeri</text:p>
          </table:table-cell>
          <table:table-cell/>
          <table:table-cell table:style-name="ce19"/>
          <table:table-cell table:number-columns-repeated="3"/>
        </table:table-row>
        <table:table-row table:style-name="ro1">
          <table:table-cell table:style-name="ce3" office:value-type="string">
            <text:p></text:p>
          </table:table-cell>
          <table:table-cell office:value-type="string">
            <text:p>Imendio</text:p>
          </table:table-cell>
          <table:table-cell table:formula="of:=[.D24]*[.C6]" office:value-type="currency" office:currency="TRL" office:value="9630">
            <text:p>9,630TL</text:p>
          </table:table-cell>
          <table:table-cell table:style-name="ce19" office:value-type="float" office:value="5000">
            <text:p>5000.00</text:p>
          </table:table-cell>
          <table:table-cell table:formula="of:=[.D24]*[.E6]" office:value-type="currency" office:currency="USD" office:value="7000">
            <text:p>$7,0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l</text:p>
          </table:table-cell>
          <table:table-cell table:formula="of:=[.D25]*[.C6]" office:value-type="currency" office:currency="TRL" office:value="8667">
            <text:p>8,667TL</text:p>
          </table:table-cell>
          <table:table-cell table:style-name="ce19" office:value-type="float" office:value="4500">
            <text:p>4500.00</text:p>
          </table:table-cell>
          <table:table-cell table:formula="of:=[.D25]*[.E6]" office:value-type="currency" office:currency="USD" office:value="6300">
            <text:p>$6,30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</text:p>
          </table:table-cell>
          <table:table-cell office:value-type="string">
            <text:p>Collabora</text:p>
          </table:table-cell>
          <table:table-cell table:style-name="ce11" table:formula="of:=[.D26]*[.C6]" office:value-type="currency" office:currency="TRL" office:value="9630">
            <text:p>9,630TL</text:p>
          </table:table-cell>
          <table:table-cell table:style-name="ce19" office:value-type="float" office:value="5000">
            <text:p>5000.00</text:p>
          </table:table-cell>
          <table:table-cell table:style-name="ce11" table:formula="of:=[.D26]*[.E6]" office:value-type="currency" office:currency="USD" office:value="7000">
            <text:p>$7,00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</text:p>
          </table:table-cell>
          <table:table-cell office:value-type="string">
            <text:p>Sonic Image</text:p>
          </table:table-cell>
          <table:table-cell table:style-name="ce11" table:formula="of:=[.D27]*[.C6]" office:value-type="currency" office:currency="TRL" office:value="5778">
            <text:p>5,778TL</text:p>
          </table:table-cell>
          <table:table-cell table:style-name="ce19" office:value-type="float" office:value="3000">
            <text:p>3000.00</text:p>
          </table:table-cell>
          <table:table-cell table:style-name="ce11" table:formula="of:=[.D27]*[.E6]" office:value-type="currency" office:currency="USD" office:value="4200">
            <text:p>$4,20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</text:p>
          </table:table-cell>
          <table:table-cell office:value-type="string">
            <text:p>Arm</text:p>
          </table:table-cell>
          <table:table-cell table:style-name="ce11" table:formula="of:=[.D28]*[.C6]" office:value-type="currency" office:currency="TRL" office:value="5778">
            <text:p>5,778TL</text:p>
          </table:table-cell>
          <table:table-cell table:style-name="ce19" office:value-type="float" office:value="3000">
            <text:p>3000.00</text:p>
          </table:table-cell>
          <table:table-cell table:style-name="ce11" table:formula="of:=[.D28]*[.E6]" office:value-type="currency" office:currency="USD" office:value="4200">
            <text:p>$4,2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REGISTRATION</text:p>
          </table:table-cell>
          <table:table-cell/>
          <table:table-cell table:style-name="ce10" table:formula="of:=[.D30]*[.C6]" office:value-type="currency" office:currency="TRL" office:value="19260">
            <text:p>19,260TL</text:p>
          </table:table-cell>
          <table:table-cell table:style-name="ce20" office:value-type="float" office:value="10000">
            <text:p>10000.00</text:p>
          </table:table-cell>
          <table:table-cell table:style-name="ce27" table:formula="of:=[.D30]*[.E6]" office:value-type="currency" office:currency="USD" office:value="14000">
            <text:p>$14,00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style-name="ce2" office:value-type="string">
            <text:p>EXPENSES</text:p>
          </table:table-cell>
          <table:table-cell table:style-name="ce5"/>
          <table:table-cell table:style-name="ce9" table:formula="of:=[.D32]*[.C6]" office:value-type="currency" office:currency="TRL" office:value="170999.91">
            <text:p>171,000TL</text:p>
          </table:table-cell>
          <table:table-cell table:style-name="ce18" table:formula="of:=[.D34]+[.D38]+[.D40]+[.D48]+[.D62]+[.D66]+[.D70]+[.D74]+[.D80]" office:value-type="float" office:value="88785">
            <text:p>88785.00</text:p>
          </table:table-cell>
          <table:table-cell table:style-name="ce26" table:formula="of:=[.D32]*[.E6]" office:value-type="currency" office:currency="USD" office:value="124299">
            <text:p>$124,299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style-name="ce1" office:value-type="string">
            <text:p>MEALS</text:p>
          </table:table-cell>
          <table:table-cell/>
          <table:table-cell table:style-name="ce10" table:formula="of:=[.D34]*[.C6]" office:value-type="currency" office:currency="TRL" office:value="1444.5">
            <text:p>1,445TL</text:p>
          </table:table-cell>
          <table:table-cell table:style-name="ce20" table:formula="of:=[.D35]+[.D36]" office:value-type="float" office:value="750">
            <text:p>750.00</text:p>
          </table:table-cell>
          <table:table-cell table:style-name="ce27" table:formula="of:=[.D34]*[.E6]" office:value-type="currency" office:currency="USD" office:value="1050">
            <text:p>$1,050.00</text:p>
          </table:table-cell>
          <table:table-cell table:style-name="ce33"/>
          <table:table-cell table:style-name="ce35"/>
        </table:table-row>
        <table:table-row table:style-name="ro1">
          <table:table-cell/>
          <table:table-cell office:value-type="string">
            <text:p>Lunch</text:p>
          </table:table-cell>
          <table:table-cell table:formula="of:=[.D35]*[.C6]" office:value-type="currency" office:currency="TRL" office:value="0">
            <text:p>0TL</text:p>
          </table:table-cell>
          <table:table-cell table:style-name="ce19"/>
          <table:table-cell table:formula="of:=[.D35]*[.E6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inks/Water</text:p>
          </table:table-cell>
          <table:table-cell table:formula="of:=[.D36]*[.C6]" office:value-type="currency" office:currency="TRL" office:value="1444.5">
            <text:p>1,445TL</text:p>
          </table:table-cell>
          <table:table-cell table:style-name="ce19" office:value-type="float" office:value="750">
            <text:p>750.00</text:p>
          </table:table-cell>
          <table:table-cell table:formula="of:=[.D36]*[.E6]" office:value-type="currency" office:currency="USD" office:value="1050">
            <text:p>$1,05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style-name="ce1" office:value-type="string">
            <text:p>SPONSORED TRAVELED</text:p>
          </table:table-cell>
          <table:table-cell/>
          <table:table-cell table:style-name="ce10" table:formula="of:=[.D38]*[.C6]" office:value-type="currency" office:currency="TRL" office:value="78773.4">
            <text:p>78,773TL</text:p>
          </table:table-cell>
          <table:table-cell table:style-name="ce20" office:value-type="float" office:value="40900">
            <text:p>40900.00</text:p>
          </table:table-cell>
          <table:table-cell table:style-name="ce27" table:formula="of:=[.D38]*[.E6]" office:value-type="currency" office:currency="USD" office:value="57260">
            <text:p>$57,26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EVENT</text:p>
          </table:table-cell>
          <table:table-cell/>
          <table:table-cell table:style-name="ce10" table:formula="of:=[.D40]*[.C6]" office:value-type="currency" office:currency="TRL" office:value="21831.21">
            <text:p>21,831TL</text:p>
          </table:table-cell>
          <table:table-cell table:style-name="ce20" table:formula="of:=[.D42]+[.D43]+[.D45]+[.D46]+[.D44]" office:value-type="float" office:value="11335">
            <text:p>11335.00</text:p>
          </table:table-cell>
          <table:table-cell table:style-name="ce29" table:formula="of:=[.D40]*[.E6]" office:value-type="currency" office:currency="USD" office:value="15869">
            <text:p>$15,869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 table:style-name="ce21"/>
          <table:table-cell table:style-name="ce30"/>
          <table:table-cell table:number-columns-repeated="2"/>
        </table:table-row>
        <table:table-row table:style-name="ro1">
          <table:table-cell/>
          <table:table-cell office:value-type="string">
            <text:p>Enstrument</text:p>
          </table:table-cell>
          <table:table-cell table:style-name="ce13" table:formula="of:=[.D42]*[.C6]" office:value-type="currency" office:currency="TRL" office:value="2214.9">
            <text:p>2,215TL</text:p>
          </table:table-cell>
          <table:table-cell table:style-name="ce22" office:value-type="float" office:value="1150">
            <text:p>1150.00</text:p>
          </table:table-cell>
          <table:table-cell table:style-name="ce31" table:formula="of:=[.D42]*[.E6]" office:value-type="currency" office:currency="USD" office:value="1610">
            <text:p>$1,61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cktail Party</text:p>
          </table:table-cell>
          <table:table-cell table:formula="of:=[.D43]*[.C6]" office:value-type="currency" office:currency="TRL" office:value="6741">
            <text:p>6,741TL</text:p>
          </table:table-cell>
          <table:table-cell table:style-name="ce19" office:value-type="float" office:value="3500">
            <text:p>3500.00</text:p>
          </table:table-cell>
          <table:table-cell table:style-name="ce28" table:formula="of:=[.D43]*[.E6]" office:value-type="currency" office:currency="USD" office:value="4900">
            <text:p>$4,9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ıddım Party</text:p>
          </table:table-cell>
          <table:table-cell table:formula="of:=[.D44]*[.C6]" office:value-type="currency" office:currency="TRL" office:value="4593.51">
            <text:p>4,594TL</text:p>
          </table:table-cell>
          <table:table-cell table:style-name="ce19" office:value-type="float" office:value="2385">
            <text:p>2385.00</text:p>
          </table:table-cell>
          <table:table-cell table:style-name="ce28" table:formula="of:=[.D44]*[.E6]" office:value-type="currency" office:currency="USD" office:value="3339">
            <text:p>$3,339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acht Party</text:p>
          </table:table-cell>
          <table:table-cell table:style-name="ce13" table:formula="of:=[.D45]*[.C6]" office:value-type="currency" office:currency="TRL" office:value="6163.2">
            <text:p>6,163TL</text:p>
          </table:table-cell>
          <table:table-cell table:style-name="ce22" office:value-type="float" office:value="3200">
            <text:p>3200.00</text:p>
          </table:table-cell>
          <table:table-cell table:style-name="ce31" table:formula="of:=[.D45]*[.E6]" office:value-type="currency" office:currency="USD" office:value="4480">
            <text:p>$4,48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nagement</text:p>
          </table:table-cell>
          <table:table-cell table:style-name="ce13" table:formula="of:=[.D46]*[.C6]" office:value-type="currency" office:currency="TRL" office:value="2118.6">
            <text:p>2,119TL</text:p>
          </table:table-cell>
          <table:table-cell table:style-name="ce22" office:value-type="float" office:value="1100">
            <text:p>1100.00</text:p>
          </table:table-cell>
          <table:table-cell table:style-name="ce31" table:formula="of:=[.D46]*[.E6]" office:value-type="currency" office:currency="USD" office:value="1540">
            <text:p>$1,54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WAG</text:p>
          </table:table-cell>
          <table:table-cell/>
          <table:table-cell table:style-name="ce10" table:formula="of:=[.D48]*[.C6]" office:value-type="currency" office:currency="TRL" office:value="25904.7">
            <text:p>25,905TL</text:p>
          </table:table-cell>
          <table:table-cell table:style-name="ce20" table:formula="of:=[.D49]+[.D50]+[.D51]+[.D52]+[.D53]+[.D54]+[.D55]+[.D56]" office:value-type="float" office:value="13450">
            <text:p>13450.00</text:p>
          </table:table-cell>
          <table:table-cell table:style-name="ce27" table:formula="of:=[.D48]*[.E6]" office:value-type="currency" office:currency="USD" office:value="18830">
            <text:p>$18,83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gs</text:p>
          </table:table-cell>
          <table:table-cell table:formula="of:=[.D49]*[.C6]" office:value-type="currency" office:currency="TRL" office:value="1926">
            <text:p>1,926TL</text:p>
          </table:table-cell>
          <table:table-cell table:style-name="ce19" office:value-type="float" office:value="1000">
            <text:p>1000.00</text:p>
          </table:table-cell>
          <table:table-cell table:formula="of:=[.D49]*[.E6]" office:value-type="currency" office:currency="USD" office:value="1400">
            <text:p>$1,4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dges</text:p>
          </table:table-cell>
          <table:table-cell table:formula="of:=[.D50]*[.C6]" office:value-type="currency" office:currency="TRL" office:value="1444.5">
            <text:p>1,445TL</text:p>
          </table:table-cell>
          <table:table-cell table:style-name="ce19" office:value-type="float" office:value="750">
            <text:p>750.00</text:p>
          </table:table-cell>
          <table:table-cell table:formula="of:=[.D50]*[.E6]" office:value-type="currency" office:currency="USD" office:value="1050">
            <text:p>$1,05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ickers</text:p>
          </table:table-cell>
          <table:table-cell table:formula="of:=[.D51]*[.C6]" office:value-type="currency" office:currency="TRL" office:value="1444.5">
            <text:p>1,445TL</text:p>
          </table:table-cell>
          <table:table-cell table:style-name="ce19" office:value-type="float" office:value="750">
            <text:p>750.00</text:p>
          </table:table-cell>
          <table:table-cell table:formula="of:=[.D51]*[.E6]" office:value-type="currency" office:currency="USD" office:value="1050">
            <text:p>$1,05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nyards</text:p>
          </table:table-cell>
          <table:table-cell table:formula="of:=[.D52]*[.C6]" office:value-type="currency" office:currency="TRL" office:value="3852">
            <text:p>3,852TL</text:p>
          </table:table-cell>
          <table:table-cell table:style-name="ce19" office:value-type="float" office:value="2000">
            <text:p>2000.00</text:p>
          </table:table-cell>
          <table:table-cell table:formula="of:=[.D52]*[.E6]" office:value-type="currency" office:currency="USD" office:value="2800">
            <text:p>$2,8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 Tags</text:p>
          </table:table-cell>
          <table:table-cell table:formula="of:=[.D53]*[.C6]" office:value-type="currency" office:currency="TRL" office:value="0">
            <text:p>0TL</text:p>
          </table:table-cell>
          <table:table-cell table:style-name="ce19"/>
          <table:table-cell table:formula="of:=[.D53]*[.E6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per Holder</text:p>
          </table:table-cell>
          <table:table-cell table:formula="of:=[.D54]*[.C6]" office:value-type="currency" office:currency="TRL" office:value="1444.5">
            <text:p>1,445TL</text:p>
          </table:table-cell>
          <table:table-cell table:style-name="ce19" office:value-type="float" office:value="750">
            <text:p>750.00</text:p>
          </table:table-cell>
          <table:table-cell table:formula="of:=[.D54]*[.E6]" office:value-type="currency" office:currency="USD" office:value="1050">
            <text:p>$1,05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b Drives</text:p>
          </table:table-cell>
          <table:table-cell table:formula="of:=[.D55]*[.C6]" office:value-type="currency" office:currency="TRL" office:value="5778">
            <text:p>5,778TL</text:p>
          </table:table-cell>
          <table:table-cell table:style-name="ce19" office:value-type="float" office:value="3000">
            <text:p>3000.00</text:p>
          </table:table-cell>
          <table:table-cell table:formula="of:=[.D55]*[.E6]" office:value-type="currency" office:currency="USD" office:value="4200">
            <text:p>$4,2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ptop Bags</text:p>
          </table:table-cell>
          <table:table-cell table:formula="of:=[.D56]*[.C6]" office:value-type="currency" office:currency="TRL" office:value="10015.2">
            <text:p>10,015TL</text:p>
          </table:table-cell>
          <table:table-cell table:style-name="ce19" office:value-type="float" office:value="5200">
            <text:p>5200.00</text:p>
          </table:table-cell>
          <table:table-cell table:formula="of:=[.D56]*[.E6]" office:value-type="currency" office:currency="USD" office:value="7280">
            <text:p>$7,28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>
            <text:p>PRINTING</text:p>
          </table:table-cell>
          <table:table-cell/>
          <table:table-cell table:style-name="ce10" table:formula="of:=[.D62]*[.C6]" office:value-type="currency" office:currency="TRL" office:value="7222.5">
            <text:p>7,223TL</text:p>
          </table:table-cell>
          <table:table-cell table:style-name="ce20" table:formula="of:=[.D63]+[.D64]" office:value-type="float" office:value="3750">
            <text:p>3750.00</text:p>
          </table:table-cell>
          <table:table-cell table:style-name="ce27" table:formula="of:=[.D62]*[.E6]" office:value-type="currency" office:currency="USD" office:value="5250">
            <text:p>$5,25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nting</text:p>
          </table:table-cell>
          <table:table-cell table:formula="of:=[.D63]*[.C6]" office:value-type="currency" office:currency="TRL" office:value="3370.5">
            <text:p>3,371TL</text:p>
          </table:table-cell>
          <table:table-cell table:style-name="ce19" office:value-type="float" office:value="1750">
            <text:p>1750.00</text:p>
          </table:table-cell>
          <table:table-cell table:formula="of:=[.D63]*[.E6]" office:value-type="currency" office:currency="USD" office:value="2450">
            <text:p>$2,45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igner</text:p>
          </table:table-cell>
          <table:table-cell table:formula="of:=[.D64]*[.C6]" office:value-type="currency" office:currency="TRL" office:value="3852">
            <text:p>3,852TL</text:p>
          </table:table-cell>
          <table:table-cell table:style-name="ce19" office:value-type="float" office:value="2000">
            <text:p>2000.00</text:p>
          </table:table-cell>
          <table:table-cell table:formula="of:=[.D64]*[.E6]" office:value-type="currency" office:currency="USD" office:value="2800">
            <text:p>$2,80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style-name="ce1" office:value-type="string">
            <text:p>EQUIPMENT</text:p>
          </table:table-cell>
          <table:table-cell/>
          <table:table-cell table:style-name="ce10" table:formula="of:=[.D66]*[.C6]" office:value-type="currency" office:currency="TRL" office:value="17815.5">
            <text:p>17,816TL</text:p>
          </table:table-cell>
          <table:table-cell table:style-name="ce20" table:formula="of:=[.D67]+[.D68]" office:value-type="float" office:value="9250">
            <text:p>9250.00</text:p>
          </table:table-cell>
          <table:table-cell table:style-name="ce27" table:formula="of:=[.D66]*[.E6]" office:value-type="currency" office:currency="USD" office:value="12950">
            <text:p>$12,95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jectors/Screens/Audio</text:p>
          </table:table-cell>
          <table:table-cell table:formula="of:=[.D67]*[.C6]" office:value-type="currency" office:currency="TRL" office:value="15408">
            <text:p>15,408TL</text:p>
          </table:table-cell>
          <table:table-cell table:style-name="ce19" office:value-type="float" office:value="8000">
            <text:p>8000.00</text:p>
          </table:table-cell>
          <table:table-cell table:formula="of:=[.D67]*[.E6]" office:value-type="currency" office:currency="USD" office:value="11200">
            <text:p>$11,2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ssions</text:p>
          </table:table-cell>
          <table:table-cell table:formula="of:=[.D68]*[.C6]" office:value-type="currency" office:currency="TRL" office:value="2407.5">
            <text:p>2,408TL</text:p>
          </table:table-cell>
          <table:table-cell table:style-name="ce19" office:value-type="float" office:value="1250">
            <text:p>1250.00</text:p>
          </table:table-cell>
          <table:table-cell table:formula="of:=[.D68]*[.E6]" office:value-type="currency" office:currency="USD" office:value="1750">
            <text:p>$1,75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style-name="ce1" office:value-type="string">
            <text:p>ADMINISTRATION</text:p>
          </table:table-cell>
          <table:table-cell/>
          <table:table-cell table:style-name="ce10" table:formula="of:=[.D70]*[.C6]" office:value-type="currency" office:currency="TRL" office:value="15408">
            <text:p>15,408TL</text:p>
          </table:table-cell>
          <table:table-cell table:style-name="ce20" table:formula="of:=[.D71]+[.D72]" office:value-type="float" office:value="8000">
            <text:p>8000.00</text:p>
          </table:table-cell>
          <table:table-cell table:style-name="ce27" table:formula="of:=[.D70]*[.E6]" office:value-type="currency" office:currency="USD" office:value="11200">
            <text:p>$11,2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ganisers Expenses</text:p>
          </table:table-cell>
          <table:table-cell table:formula="of:=[.D71]*[.C6]" office:value-type="currency" office:currency="TRL" office:value="13482">
            <text:p>13,482TL</text:p>
          </table:table-cell>
          <table:table-cell table:style-name="ce19" office:value-type="float" office:value="7000">
            <text:p>7000.00</text:p>
          </table:table-cell>
          <table:table-cell table:formula="of:=[.D71]*[.E6]" office:value-type="currency" office:currency="USD" office:value="9800">
            <text:p>$9,8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countant</text:p>
          </table:table-cell>
          <table:table-cell table:formula="of:=[.D72]*[.C6]" office:value-type="currency" office:currency="TRL" office:value="1926">
            <text:p>1,926TL</text:p>
          </table:table-cell>
          <table:table-cell table:style-name="ce19" office:value-type="float" office:value="1000">
            <text:p>1000.00</text:p>
          </table:table-cell>
          <table:table-cell table:formula="of:=[.D72]*[.E6]" office:value-type="currency" office:currency="USD" office:value="1400">
            <text:p>$1,40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style-name="ce1" office:value-type="string">
            <text:p>COMMISSIONS</text:p>
          </table:table-cell>
          <table:table-cell/>
          <table:table-cell table:style-name="ce10" table:formula="of:=[.D74]*[.C6]" office:value-type="currency" office:currency="TRL" office:value="2022.3">
            <text:p>2,022TL</text:p>
          </table:table-cell>
          <table:table-cell table:style-name="ce20" table:formula="of:=[.D75]+[.D76]+[.D77]+[.D78]" office:value-type="float" office:value="1050">
            <text:p>1050.00</text:p>
          </table:table-cell>
          <table:table-cell table:style-name="ce27" table:formula="of:=[.D74]*[.E6]" office:value-type="currency" office:currency="USD" office:value="1470">
            <text:p>$1,47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fer fees</text:p>
          </table:table-cell>
          <table:table-cell table:formula="of:=[.D75]*[.C6]" office:value-type="currency" office:currency="TRL" office:value="1733.4">
            <text:p>1,733TL</text:p>
          </table:table-cell>
          <table:table-cell table:style-name="ce19" office:value-type="float" office:value="900">
            <text:p>900.00</text:p>
          </table:table-cell>
          <table:table-cell table:formula="of:=[.D75]*[.E6]" office:value-type="currency" office:currency="USD" office:value="1260">
            <text:p>$1,26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nk account</text:p>
          </table:table-cell>
          <table:table-cell table:formula="of:=[.D76]*[.C6]" office:value-type="currency" office:currency="TRL" office:value="288.9">
            <text:p>289TL</text:p>
          </table:table-cell>
          <table:table-cell table:style-name="ce19" office:value-type="float" office:value="150">
            <text:p>150.00</text:p>
          </table:table-cell>
          <table:table-cell table:formula="of:=[.D76]*[.E6]" office:value-type="currency" office:currency="USD" office:value="210">
            <text:p>$21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style-name="ce1" office:value-type="string">
            <text:p>MAIL</text:p>
          </table:table-cell>
          <table:table-cell/>
          <table:table-cell table:style-name="ce10" table:formula="of:=[.D80]*[.C6]" office:value-type="currency" office:currency="TRL" office:value="577.8">
            <text:p>578TL</text:p>
          </table:table-cell>
          <table:table-cell table:style-name="ce20" office:value-type="float" office:value="300">
            <text:p>300.00</text:p>
          </table:table-cell>
          <table:table-cell table:style-name="ce27" table:formula="of:=[.D80]*[.E6]" office:value-type="currency" office:currency="USD" office:value="420">
            <text:p>$42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tters</text:p>
          </table:table-cell>
          <table:table-cell table:formula="of:=[.D81]*[.C6]" office:value-type="currency" office:currency="TRL" office:value="211.86">
            <text:p>212TL</text:p>
          </table:table-cell>
          <table:table-cell table:style-name="ce19" office:value-type="float" office:value="110">
            <text:p>110.00</text:p>
          </table:table-cell>
          <table:table-cell table:formula="of:=[.D81]*[.E6]" office:value-type="currency" office:currency="USD" office:value="154">
            <text:p>$154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style-name="ce1" office:value-type="string">
            <text:p>FOUNDATION</text:p>
          </table:table-cell>
          <table:table-cell/>
          <table:table-cell table:style-name="ce10" table:formula="of:=[.D83]*[.C6]" office:value-type="currency" office:currency="TRL" office:value="45482.49">
            <text:p>45,482TL</text:p>
          </table:table-cell>
          <table:table-cell table:style-name="ce20" table:formula="of:=[.D8]-[.D32]" office:value-type="float" office:value="23615">
            <text:p>23615.00</text:p>
          </table:table-cell>
          <table:table-cell table:style-name="ce27" table:formula="of:=[.D83]*[.E6]" office:value-type="currency" office:currency="USD" office:value="33061">
            <text:p>$33,061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84]*[.C6]" office:value-type="currency" office:currency="TRL" office:value="0">
            <text:p>0TL</text:p>
          </table:table-cell>
          <table:table-cell table:style-name="ce19"/>
          <table:table-cell table:formula="of:=[.D84]*[.E6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85]*[.C6]" office:value-type="currency" office:currency="TRL" office:value="0">
            <text:p>0TL</text:p>
          </table:table-cell>
          <table:table-cell table:style-name="ce19"/>
          <table:table-cell table:formula="of:=[.D85]*[.E6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D86]*[.C6]" office:value-type="currency" office:currency="TRL" office:value="0">
            <text:p>0TL</text:p>
          </table:table-cell>
          <table:table-cell table:style-name="ce19"/>
          <table:table-cell table:formula="of:=[.D86]*[.E6]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9"/>
          <table:table-cell table:number-columns-repeated="3"/>
        </table:table-row>
        <table:table-row table:style-name="ro1">
          <table:table-cell table:style-name="ce4" office:value-type="string">
            <text:p>SPONSORED EVENTS</text:p>
          </table:table-cell>
          <table:table-cell table:style-name="ce6"/>
          <table:table-cell table:style-name="ce14"/>
          <table:table-cell table:style-name="ce23"/>
          <table:table-cell table:style-name="ce3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EVENTS</text:p>
          </table:table-cell>
          <table:table-cell/>
          <table:table-cell table:style-name="ce15" table:formula="of:=[.D90]*[.C6]" office:value-type="currency" office:currency="TRL" office:value="12519">
            <text:p>12,519TL</text:p>
          </table:table-cell>
          <table:table-cell table:style-name="ce20" table:formula="of:=[.D91]+[.D92]" office:value-type="float" office:value="6500">
            <text:p>6500.00</text:p>
          </table:table-cell>
          <table:table-cell table:style-name="ce15" table:formula="of:=[.D90]*[.E6]" office:value-type="currency" office:currency="USD" office:value="9100">
            <text:p>$9,10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hetto Party</text:p>
          </table:table-cell>
          <table:table-cell table:style-name="ce13" table:formula="of:=[.D91]*[.C6]" office:value-type="currency" office:currency="TRL" office:value="8474.4">
            <text:p>8,474TL</text:p>
          </table:table-cell>
          <table:table-cell table:style-name="ce22" office:value-type="float" office:value="4400">
            <text:p>4400.00</text:p>
          </table:table-cell>
          <table:table-cell table:style-name="ce31" table:formula="of:=[.D91]*[.E6]" office:value-type="currency" office:currency="USD" office:value="6160">
            <text:p>$6,16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er</text:p>
          </table:table-cell>
          <table:table-cell table:style-name="ce13" table:formula="of:=[.D92]*[.C6]" office:value-type="currency" office:currency="TRL" office:value="4044.6">
            <text:p>4,045TL</text:p>
          </table:table-cell>
          <table:table-cell table:style-name="ce22" office:value-type="float" office:value="2100">
            <text:p>2100.00</text:p>
          </table:table-cell>
          <table:table-cell table:style-name="ce31" table:formula="of:=[.D92]*[.E6]" office:value-type="currency" office:currency="USD" office:value="2940">
            <text:p>$2,940.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j+Transportation</text:p>
          </table:table-cell>
          <table:table-cell table:style-name="ce13" table:formula="of:=[.D93]*[.C6]" office:value-type="currency" office:currency="TRL" office:value="385.2">
            <text:p>385TL</text:p>
          </table:table-cell>
          <table:table-cell table:style-name="ce22" office:value-type="float" office:value="200">
            <text:p>200.00</text:p>
          </table:table-cell>
          <table:table-cell table:style-name="ce31" table:formula="of:=[.D93]*[.E6]" office:value-type="currency" office:currency="USD" office:value="280">
            <text:p>$28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21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SPONSORS</text:p>
          </table:table-cell>
          <table:table-cell/>
          <table:table-cell table:style-name="Default"/>
          <table:table-cell table:style-name="ce21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Google</text:p>
          </table:table-cell>
          <table:table-cell table:formula="of:=[.D96]*[.C6]" office:value-type="currency" office:currency="TRL" office:value="13106.43">
            <text:p>13,106TL</text:p>
          </table:table-cell>
          <table:table-cell table:style-name="ce19" office:value-type="float" office:value="6805">
            <text:p>6805.00</text:p>
          </table:table-cell>
          <table:table-cell table:formula="of:=[.D96]*[.E6]" office:value-type="currency" office:currency="USD" office:value="9527">
            <text:p>$9,527.00</text:p>
          </table:table-cell>
          <table:table-cell table:number-columns-repeated="2"/>
        </table:table-row>
        <table:table-row table:style-name="ro1" table:number-rows-repeated="45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 table:number-rows-repeated="6539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ingbats" svg:font-family="Dingbats" style:font-adornments="Regular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tr" fo:country="T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MC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MC">€</number:currency-symbol>
      <style:map style:condition="value()&gt;=0" style:apply-style-name="N123P0"/>
    </number:currency-style>
    <number:currency-style style:name="N125P0" style:volatile="true">
      <number:number number:decimal-places="0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ia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ia">€</number:currency-symbol>
      <style:map style:condition="value()&gt;=0" style:apply-style-name="N127P0"/>
    </number:currency-style>
    <number:currency-style style:name="N129P0" style:volatile="true">
      <number:number number:decimal-places="1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1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currency-style style:name="N131P0" style:volatile="true">
      <number:number number:decimal-places="0" number:min-integer-digits="1" number:grouping="true"/>
      <number:currency-symbol number:language="tr" number:country="TR">TL</number:currency-symbol>
    </number:currency-style>
    <number:currency-style style:name="N131">
      <number:text>-</number:text>
      <number:number number:decimal-places="0" number:min-integer-digits="1" number:grouping="true"/>
      <number:currency-symbol number:language="tr" number:country="TR">TL</number:currency-symbol>
      <style:map style:condition="value()&gt;=0" style:apply-style-name="N13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9">09/19/2009</text:date>, <text:time>23:30:21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erdar Cicek</meta:initial-creator>
    <meta:creation-date>2008-02-14T18:21:29</meta:creation-date>
    <dc:date>2009-09-19T23:30:21</dc:date>
    <meta:printed-by>Serdar Cicek</meta:printed-by>
    <meta:print-date>2008-02-16T18:53:45</meta:print-date>
    <meta:editing-cycles>38</meta:editing-cycles>
    <meta:editing-duration>PT214H52M24S</meta:editing-duration>
    <dc:creator>Germán Poo Caamaño</dc:creator>
    <meta:document-statistic meta:table-count="1" meta:cell-count="272" meta:object-count="0"/>
    <meta:user-defined meta:name="Info 1"/>
    <meta:user-defined meta:name="Info 2"/>
    <meta:user-defined meta:name="Info 3"/>
    <meta:user-defined meta:name="Info 4"/>
  </office:meta>
</office:document-meta>
</file>